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monospace"/>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17cm"/>
    </style:style>
    <style:style style:name="Таблица1.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1.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2" style:family="table">
      <style:table-properties style:width="17cm" table:align="left"/>
    </style:style>
    <style:style style:name="Таблица2.A" style:family="table-column">
      <style:table-column-properties style:column-width="17cm"/>
    </style:style>
    <style:style style:name="Таблица2.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2.A2" style:family="table-cell">
      <style:table-cell-properties style:vertical-align="middle" fo:padding-left="0cm" fo:padding-right="0.212cm" fo:padding-top="0cm" fo:padding-bottom="0.265cm" fo:border-left="none" fo:border-right="0.05pt solid #bbbbbb" fo:border-top="none" fo:border-bottom="0.05pt solid #bbbbbb"/>
    </style:style>
    <style:style style:name="Таблица3" style:family="table">
      <style:table-properties style:width="17cm" table:align="left"/>
    </style:style>
    <style:style style:name="Таблица3.A" style:family="table-column">
      <style:table-column-properties style:column-width="17cm"/>
    </style:style>
    <style:style style:name="Таблица3.A1" style:family="table-cell">
      <style:table-cell-properties style:vertical-align="middle" fo:background-color="#ededed" fo:padding-left="0cm" fo:padding-right="0.212cm" fo:padding-top="0cm" fo:padding-bottom="0.265cm" fo:border-left="none" fo:border-right="0.05pt solid #bbbbbb" fo:border-top="none" fo:border-bottom="0.05pt solid #bbbbbb">
        <style:background-image/>
      </style:table-cell-properties>
    </style:style>
    <style:style style:name="Таблица3.A2" style:family="table-cell">
      <style:table-cell-properties style:vertical-align="middle" fo:padding-left="0cm" fo:padding-right="0.212cm" fo:padding-top="0cm" fo:padding-bottom="0.265cm" fo:border-left="none" fo:border-right="0.05pt solid #bbbbbb" fo:border-top="none" fo:border-bottom="0.05pt solid #bbbbbb"/>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Федеративные серверы баз данных</text:h>
      <text:p text:style-name="Text_20_body">Для баз данных, которые должны поддерживать системы с высоким уровнем доступности, можно создать федерацию серверов баз данных, что позволит распределить нагрузку на группу серверов, горизонтально секционировав данные базы SQL Server. Эти серверы управляются независимо, но взаимодействуют во время обработки запросов к базе данных. </text:p>
      <text:h text:style-name="Heading_20_2" text:outline-level="2">Основные сведения о федеративных серверах баз данных</text:h>
      <text:h text:style-name="Heading_20_2" text:outline-level="2">Проектирование федеративных серверов баз данных</text:h>
      <text:h text:style-name="Heading_20_3" text:outline-level="3">Правила планирования федеративных серверов баз данных</text:h>
      <text:p text:style-name="Text_20_body">Процесс построения федерации серверов баз данных включает в себя разработку набора распределенных секционированных представлений, используемых для распределения данных по серверам. Секционирование дает хорошие результаты, если строение таблиц в базе данных позволяет поделить их на одинаковые секции так, чтобы большинство строк, к которым обращается любая из инструкций SQL, были бы размещены на одном федеративном сервере. Таблицы разбиваются на кластеры связанных элементов. Предположим, например, что записи заказа ссылаются на таблицы <text:span text:style-name="Strong_20_Emphasis">Orders</text:span>, <text:span text:style-name="Strong_20_Emphasis">Customers</text:span> и <text:span text:style-name="Strong_20_Emphasis">Parts</text:span>, а также на все таблицы, которые ведут запись связей между заказчиками, заказами и деталями. Секционирование будет работать наилучшим образом, если все строки в логическом кластере можно будет разместить на одном федеративном сервере.</text:p>
      <text:h text:style-name="Heading_20_4" text:outline-level="4">Симметричные секции</text:h>
      <text:p text:style-name="Text_20_body"><draw:frame draw:style-name="fr1" draw:name="Anchor_0" text:anchor-type="paragraph" svg:width="0.529cm" draw:z-index="0"><draw:text-box fo:min-height="0.529cm"><text:p text:style-name="Text_20_body"/></draw:text-box></draw:frame><text:bookmark text:name="sectionToggle02"/>Наиболее эффективно секционирование работает в случае, если все таблицы в базе данных могут быть секционированы симметрично следующим образом:</text:p>
      <text:list xml:id="list3312295263749344776" text:style-name="L1">
        <text:list-item>
          <text:p text:style-name="P1">Взаимосвязанные данные размещаются на одном федеративном сервере таким образом, чтобы большинство инструкций SQL, направленных к нужному федеральному серверу, минимально нуждалось в данных, размещенных на других серверах, или вообще не нуждалось в них. Цель проектирования распределенных секционированных представлений можно сформулировать, как правило 80/20: проектируйте секции таким образом, чтобы большинство инструкций SQL обращалось к федеральному серверу, содержащему не менее 80 процентов требуемых данных, а на распределенные запросы приходилось бы 20 или меньше процентов данных. В качестве хорошей проверки достижимости этой цели рекомендуется посмотреть, позволяет ли секция разместить на одном федеративном сервере все строки внешних ключей со всеми их ссылками. Базы данных, структура которых позволяет достичь указанной цели, являются хорошими кандидатами на секционирование.</text:p>
        </text:list-item>
        <text:list-item>
          <text:p text:style-name="P1">Данные секционируются по федеративным серверам равномерно.</text:p>
          <text:p text:style-name="P1">Предположим, например, что компания поделила Северную Америку на регионы. Каждый работник работает в одном регионе; заказчики совершают большинство покупок в штате или провинции, где живут. Таблицы регионов и работников секционируются между регионами. Данные о заказчиках секционируются между регионами, с учетом штатов или провинций. Хотя некоторые запросы требуют данных <text:soft-page-break/>из нескольких регионов, большинство запросов нуждается в данных с сервера одного региона. Приложения направляют инструкции SQL на федеративный сервер с данными того региона, который был определен из контекста входных данных.</text:p>
        </text:list-item>
      </text:list>
      <text:h text:style-name="Heading_20_4" text:outline-level="4">Асимметричные секции</text:h>
      <text:p text:style-name="Text_20_body"><draw:frame draw:style-name="fr1" draw:name="Anchor_1" text:anchor-type="paragraph" svg:width="0.529cm" draw:z-index="1"><draw:text-box fo:min-height="0.529cm"><text:p text:style-name="Text_20_body"/></draw:text-box></draw:frame><text:bookmark text:name="sectionToggle12"/>Хотя идеальными секциями были бы симметричные секции, большинство приложений имеют сложные схемы доступа к данным, не позволяющие осуществить симметричное секционирование. При асимметричном секционировании некоторым федеративным серверам приходится назначать более масштабные роли, чем другим. Например, в базе данных могут быть секционированы лишь некоторые из таблиц, а остальные таблицы, которые не могут быть секционированы, приходится оставлять на исходном сервере. Асимметричное секционирование позволяет добиться большей части производительности, возможной во время симметричного секционирования, и при этом имеет следующие важные преимущества:</text:p>
      <text:list xml:id="list3713221182713516331" text:style-name="L2">
        <text:list-item>
          <text:p text:style-name="P2">С помощью асимметричного секционирования некоторых таблиц можно значительно улучшить производительность баз данных, которые не могут быть секционированы симметрично.</text:p>
        </text:list-item>
        <text:list-item>
          <text:p text:style-name="P2">Большую существующую систему можно успешно секционировать посредством серии последовательных, асимметричных улучшений. На каждом из шагов для секционирования выбираются таблицы, секционирование которых даст на данном этапе наибольший прирост производительности.</text:p>
        </text:list-item>
      </text:list>
      <text:p text:style-name="Text_20_body">При асимметричном подходе некоторые таблицы, не соответствующие схеме секционирования, как правило, остаются на первоначальном сервере. Производительность этих оставшихся таблиц обычно более высокая, чем та, что наблюдалась в первоначальной системе, поскольку распределенные таблицы перемещаются на федеративные серверы и, таким образом, сокращается загрузка первоначального сервера.</text:p>
      <text:p text:style-name="Text_20_body">Многие базы данных могут быть секционированы несколькими способами. Для реализации должны выбираться те конкретные секции, которые наилучшим образом отвечают требованиям типичного диапазона инструкций SQL, выполняемых на уровне бизнес-служб.</text:p>
      <text:h text:style-name="Heading_20_3" text:outline-level="3">Проектирование распределенных секционированных представлений</text:h>
      <text:p text:style-name="Text_20_body">Чтобы спроектировать набор распределенных секционированных представлений для реализации федерации серверов баз данных, необходимо выполнить следующее:</text:p>
      <text:list xml:id="list8013183047688764404" text:style-name="L3">
        <text:list-item>
          <text:p text:style-name="P3">Определите шаблон инструкций SQL, выполняемых приложением</text:p>
        </text:list-item>
        <text:list-item>
          <text:p text:style-name="P3">Определите, каким образом таблицы связаны друг с другом.</text:p>
        </text:list-item>
        <text:list-item>
          <text:p text:style-name="P3">Сопоставьте частоту инструкций SQL с секциями, определенными при анализе внешних ключей.</text:p>
        </text:list-item>
        <text:list-item>
          <text:p text:style-name="P3">Определите правила маршрутизации инструкций SQL.</text:p>
        </text:list-item>
      </text:list>
      <text:h text:style-name="Heading_20_4" text:outline-level="4">Шаблон инструкций SQL, выполняемых приложением</text:h>
      <text:p text:style-name="Text_20_body"><draw:frame draw:style-name="fr1" draw:name="Anchor_01" text:anchor-type="paragraph" svg:width="0.529cm" draw:z-index="2"><draw:text-box fo:min-height="0.529cm"><text:p text:style-name="Text_20_body"/></draw:text-box></draw:frame><text:bookmark text:name="sectionToggle04"/>Создайте список типичных инструкций SQL, которые будут выполняться приложением в течение большей части работы. Разбейте этот список на категории SELECT, UPDATE, INSERT и DELETE и отсортируйте инструкции в каждой из них по частоте выполнения. Если инструкции SQL ссылаются на хранимые процедуры, включайте в список базовые инструкции SELECT, INSERT, UPDATE и DELETE, содержащиеся в этих хранимых процедурах. Если <text:soft-page-break/>секционируется существующая база данных SQL Server, для получения этого списка можно воспользоваться Приложение SQL Server Profiler.</text:p>
      <text:p text:style-name="Text_20_body">Упорядочивание инструкций SQL по частоте использования вызвано необходимостью получения разумного их усреднения при типичной оперативной обработке транзакций (OLTP) или работе базы данных веб-узла, в которых применение распределенных секционированных представлений наиболее эффективно. Такие системы характеризуются наличием ряда инструкций SQL, которые извлекают сравнительно небольшие объемы данных по сравнению с запросами, применяемыми в системах принятия решений (или OLAP). Если все инструкции SQL работают с небольшими объемами данных, остается изучить частоту вызова каждой из них, чтобы примерно определить объем данных, проходящих по системе. Однако многие системы содержат некоторое число инструкций SQL, которые запрашивают большое количество данных. Можно также дополнительно оценить то, каким образом влияют запросы, работающие с большими объемами данных.</text:p>
      <text:h text:style-name="Heading_20_4" text:outline-level="4">Связи между таблицами</text:h>
      <text:p text:style-name="Text_20_body"><draw:frame draw:style-name="fr1" draw:name="Anchor_11" text:anchor-type="paragraph" svg:width="0.529cm" draw:z-index="3"><draw:text-box fo:min-height="0.529cm"><text:p text:style-name="Text_20_body"/></draw:text-box></draw:frame><text:bookmark text:name="sectionToggle14"/>Целью является найти кластеры таблиц, которые могут быть секционированы по одному измерению (например, по номеру детали или по коду отдела), чтобы все строки, относящиеся к конкретным значениям этого измерения, оказались на одном сервере. Например, может выясниться, что один из способов секционирования базы данных — по региону. Чтобы поддержать эту возможность, даже таблицы, не содержащие в своем ключе кода региона, должны иметь возможность секционирования каким-либо способом, относящимся к региону. Даже если в таблице <text:span text:style-name="Strong_20_Emphasis">Customer</text:span> нет столбца кода региона, но регионы определены в виде коллекции штатов и провинций, столбец <text:span text:style-name="Strong_20_Emphasis">Customer.StateProvince</text:span> применим для секционирования клиентов по региональному признаку.</text:p>
      <text:p text:style-name="Text_20_body">Поскольку явные или неявные внешние ключи определяют связи между таблицами, они являются важнейшими элементами при поиске способа секционирования данных. Изучите явные определения внешних ключей, чтобы выяснить, как часто запросы будут пользоваться строками одной таблицы для поиска строк в другой. Кроме того, изучите неявные внешние ключи, а также способы, которыми инструкции SQL пользуются значениями в строках одной таблицы для ссылки на записи в другой при выполнении операций соединения, даже если явные определения ключей отсутствуют. Поскольку неявные внешние ключи непосредственно в составе схемы базы данных не определены, следует просмотреть инструкции SQL, выдаваемые приложением, чтобы выяснить, используются ли в инструкциях, соединяющих таблицы, неключевые столбцы. Такие неявные внешние ключи обычно индексируются, чтобы повысить производительность операций соединения. Таким образом, следует также просмотреть индексы, определенные в базе данных.</text:p>
      <text:h text:style-name="Heading_20_4" text:outline-level="4">Частота использования инструкций SQL применительно к секциям</text:h>
      <text:p text:style-name="Text_20_body"><draw:frame draw:style-name="fr1" draw:name="Anchor_2" text:anchor-type="paragraph" svg:width="0.529cm" draw:z-index="4"><draw:text-box fo:min-height="0.529cm"><text:p text:style-name="Text_20_body"/></draw:text-box></draw:frame><text:bookmark text:name="sectionToggle23"/>Сопоставьте частоту инструкций SQL с секциями, определенными при анализе внешних ключей. Выберите секционирование, которое лучше всего поддерживает весь набор инструкций SQL, используемых в приложении. Если некоторая часть таблиц может быть секционирована более чем одним способом, по частоте использования инструкций SQL определите, какие из секций удовлетворяют большему числу инструкций. Таблицы, которые чаще всего указываются <text:soft-page-break/>в инструкциях SQL, нужно секционировать в первую очередь. Выстройте последовательность секционирования таблиц, основываясь на частоте ссылок на них.</text:p>
      <text:p text:style-name="Text_20_body">Шаблон инструкций SQL также влияет на принятие решения о секционировании таблиц:</text:p>
      <text:list xml:id="list4502462703019697909" text:style-name="L4">
        <text:list-item>
          <text:p text:style-name="P4">Таблица секционируется, если более 5% инструкций, ссылающихся на нее, — это инструкции INSERT, UDATE или DELETE и если таблица может быть секционирована по выбранному измерению.</text:p>
        </text:list-item>
        <text:list-item>
          <text:p text:style-name="P4">Сохраните полные копии таблиц на каждом из серверов, если менее 5% инструкций, ссылающихся на таблицу, — инструкции INSERT, UPDATE или DELETE. Также необходимо определить, каким образом производятся изменения, чтобы обновлялись все копии таблицы. Если требуется высокая целостность транзакций, можно создать триггеры, выполняющие распределенное обновление всех копий в контексте распределенной транзакции. Если высокая целостность не требуется, можно для переноса изменений от одной копии таблицы на все остальные воспользоваться механизмами репликации SQL Server.</text:p>
        </text:list-item>
        <text:list-item>
          <text:p text:style-name="P4">Не секционируйте и не копируйте таблицу, если менее 5% инструкций, ссылающихся на нее, являются инструкциями INSERT, UDATE или DELETE, а таблица не может быть секционирована по выбранному измерению.</text:p>
        </text:list-item>
      </text:list>
      <text:h text:style-name="Heading_20_4" text:outline-level="4">Правила маршрутизации инструкций SQL</text:h>
      <text:p text:style-name="Text_20_body"><draw:frame draw:style-name="fr1" draw:name="Anchor_3" text:anchor-type="paragraph" svg:width="0.529cm" draw:z-index="5"><draw:text-box fo:min-height="0.529cm"><text:p text:style-name="Text_20_body"/></draw:text-box></draw:frame><text:bookmark text:name="sectionToggle32"/>Правила маршрутизации должны быть способны определить, какой из серверов наиболее эффективно обработает каждую из инструкций SQL. Они должны установить связь между контекстом пользовательского ввода и сервером, который содержит данные, необходимые для выполнения инструкции. Приложения должны быть способны принять данные, введенные пользователем, и сопоставить их с правилами маршрутизации, чтобы определить, какой из серверов должен обработать данную инструкцию SQL.</text:p>
      <text:h text:style-name="Heading_20_3" text:outline-level="3">Проектирование федеративных серверов баз данных для обеспечения высокого уровня доступности</text:h>
      <text:p text:style-name="Text_20_body">Данные для больших веб-узлов или внутренних систем оперативной обработки транзакций (OLTP) должны иметь высокую степень доступности. При использовании кластера на уровне приложения потеря одного сервера может снизить производительность системы, но не останавливает всю систему. Оставшиеся серверы в кластере производят повторную балансировку нагрузки, пока в кластер не будет включен заменяющий сервер.</text:p>
      <text:p text:style-name="Text_20_body">Хотя SQL Server не поддерживает создание кластера с балансированием нагрузки, есть возможность использовать отказоустойчивый кластер служб Microsoft Cluster Services. Отказоустойчивый кластер поддерживает от одного до четырех серверов на кластер, в зависимости от операционной системы. Кластер представляется приложениям как один виртуальный сервер. При выходе из строя узла основного сервера другой узел обнаруживает потерю основного сервера и автоматически начинает обслуживание всех запросов, посылаемых виртуальному серверу. Кластер продолжает работать с альтернативным узлом до тех пор, пока основной сервер не будет починен или заменен. Отказоустойчивый кластер способствует обеспечению высокого уровня доступности, но не производит никакой балансировки нагрузки.</text:p>
      <text:h text:style-name="Heading_20_2" text:outline-level="2"><text:soft-page-break/>Реализация федеративных серверов баз данных</text:h>
      <text:h text:style-name="Heading_20_3" text:outline-level="3">Создание распределенных секционированных представлений</text:h>
      <text:p text:style-name="Text_20_body">Прежде чем реализовывать секционированные представления, необходимо расположить первую секцию горизонтально. При конструировании секционированных схем должно быть понятно, какие данные принадлежат каждой таблице-элементу. Исходная таблица заменяется несколькими меньшими таблицами-элементами. Каждая таблица-элемент и исходная таблица имеют одинаковое количество столбцов, у каждого столбца такие же атрибуты, как и у соответствующего ему столбца в исходной таблице (тип данных, размер, параметры сортировки). При создании распределенного секционированного представления каждая таблица-элемент находится на отдельном сервере. Чтобы расположения были как можно прозрачнее, имена баз данных-элементов должны быть одинаковыми на каждом сервере-элементе, хотя это и не обязательно. Например: <text:span text:style-name="Strong_20_Emphasis">Server1.CustomerDB</text:span>, <text:span text:style-name="Strong_20_Emphasis">Server2.CustomerDB</text:span>, <text:span text:style-name="Strong_20_Emphasis">Server3.CustomerDB</text:span>. </text:p>
      <text:h text:style-name="Heading_20_4" text:outline-level="4">Создание таблиц-элементов</text:h>
      <text:p text:style-name="Text_20_body"><text:bookmark text:name="sectionToggle0"/>Таблицы-элементы конструируются так, чтобы в каждой таблице хранился горизонтальный фрагмент исходной таблицы, основанный на интервале значений ключа. Интервалы основаны на значениях данных в столбце секционирования. Диапазон значений в каждой таблице-элементе определяется проверочным ограничением на столбце секционирования, и интервалы не пересекаются. Например, нельзя, чтобы в одной таблице был интервал от 1 до 200000, а в другой — от 15000 до 300000, иначе будет неясно, какая таблица содержит значения от 15000 до 200000.</text:p>
      <text:p text:style-name="Text_20_body">Например, таблица <text:span text:style-name="Strong_20_Emphasis">Customer</text:span> секционируется на три таблицы. Для этих таблиц будет задано следующее проверочное ограничение:</text:p>
      <text:section text:style-name="Sect1" text:name="code-snippet-1">
        <text:p text:style-name="Text_20_body"/>
        <text:section text:style-name="Sect2" text:name="CodeSnippetContainerCode_44b0fc8d-1484-499b-b5ce-d85932aa1bec">
          <text:p text:style-name="Preformatted_20_Text">-- On Server1:</text:p>
          <text:p text:style-name="Preformatted_20_Text">CREATE TABLE Customers_33</text:p>
          <text:p text:style-name="Preformatted_20_Text"><text:s text:c="2"/>(CustomerID <text:s text:c="2"/>INTEGER PRIMARY KEY</text:p>
          <text:p text:style-name="Preformatted_20_Text"><text:s text:c="16"/>CHECK (CustomerID BETWEEN 1 AND 32999),</text:p>
          <text:p text:style-name="Preformatted_20_Text"><text:s text:c="2"/>... -- Additional column definitions)</text:p>
          <text:p text:style-name="Preformatted_20_Text"/>
          <text:p text:style-name="Preformatted_20_Text">-- On Server2:</text:p>
          <text:p text:style-name="Preformatted_20_Text">CREATE TABLE Customers_66</text:p>
          <text:p text:style-name="Preformatted_20_Text"><text:s text:c="2"/>(CustomerID <text:s text:c="2"/>INTEGER PRIMARY KEY</text:p>
          <text:p text:style-name="Preformatted_20_Text"><text:s text:c="16"/>CHECK (CustomerID BETWEEN 33000 AND 65999),</text:p>
          <text:p text:style-name="Preformatted_20_Text"><text:s text:c="2"/>... -- Additional column definitions)</text:p>
          <text:p text:style-name="Preformatted_20_Text"/>
          <text:p text:style-name="Preformatted_20_Text">-- On Server3:</text:p>
          <text:p text:style-name="Preformatted_20_Text">CREATE TABLE Customers_99</text:p>
          <text:p text:style-name="Preformatted_20_Text"><text:s text:c="2"/>(CustomerID <text:s text:c="2"/>INTEGER PRIMARY KEY</text:p>
          <text:p text:style-name="Preformatted_20_Text"><text:s text:c="16"/>CHECK (CustomerID BETWEEN 66000 AND 99999),</text:p>
          <text:p text:style-name="Preformatted_20_Text"><text:s text:c="2"/>... -- Additional column definitions)</text:p>
        </text:section>
      </text:section>
      <text:h text:style-name="Heading_20_4" text:outline-level="4">Определение распределенных секционированных представлений</text:h>
      <text:p text:style-name="Text_20_body"><text:bookmark text:name="sectionToggle1"/>После создания таблиц-элементов на каждом сервере-элементе определяется распределенное секционированное представление, при этом у всех представлений будет одно и то же имя. Это <text:soft-page-break/>позволяет запросам, которые ссылаются на имя распределенного секционированного представления, запускать один или несколько серверов-элементов. Система действует так, как если бы на каждом сервере-элементе была копия исходной таблицы, но у каждого сервера есть только одна таблица-элемент и одно распределенное секционированное представление. Расположение данных прозрачно для приложения.</text:p>
      <text:p text:style-name="Text_20_body">При построении распределенных секционированных представлений выполняются следующие задачи:</text:p>
      <text:list xml:id="list114660366346247353" text:style-name="L5">
        <text:list-item>
          <text:p text:style-name="P5">Добавление определений связанных серверов на каждый сервер-элемент, содержащий сведения о соединении, необходимые для запуска распределенных запросов на других серверах-элементах. Это предоставляет распределенному секционированному представлению доступ к данным на других серверах.</text:p>
        </text:list-item>
        <text:list-item>
          <text:p text:style-name="P5">Установка параметра <text:span text:style-name="Strong_20_Emphasis">lazy schema validation</text:span> для всех определений связанных серверов, применяемых в распределенных секционированных представлениях, с помощью процедуры <text:span text:style-name="Strong_20_Emphasis">sp_serveroption</text:span>. Это оптимизирует производительность, поскольку исполнитель запросов не запрашивает метаданные ни для одной из связанных таблиц до тех пор, пока это действительно не понадобится удаленной таблице-элементу.</text:p>
        </text:list-item>
        <text:list-item>
          <text:p text:style-name="P5">Создание распределенного секционированного представления на всех серверах-элементах. Представления обращаются к данным из связанных серверов-элементов с помощью распределенных инструкций SELECT и соединяют распределенные строки со строками из локальной таблицы-элемента.</text:p>
        </text:list-item>
      </text:list>
      <text:p text:style-name="Text_20_body">Чтобы создать распределенное секционированное представление для предыдущего примера, выполните следующие действия:</text:p>
      <text:list xml:id="list2128649554487323078" text:style-name="L6">
        <text:list-item>
          <text:p text:style-name="P6">Добавьте определение связанного сервера под именем Server2 с данными о соединении для Server2, а также определение связанного сервера под именем Server3 для доступа к Server3.</text:p>
        </text:list-item>
        <text:list-item>
          <text:p text:style-name="P6">Создайте следующее распределенное секционированное представление:</text:p>
        </text:list-item>
      </text:list>
      <text:section text:style-name="Sect1" text:name="code-snippet-2">
        <text:list xml:id="list221716448744602" text:continue-numbering="true" text:style-name="L6">
          <text:list-header>
            <text:p text:style-name="P6"/>
          </text:list-header>
        </text:list>
        <text:section text:style-name="Sect2" text:name="CodeSnippetContainerCode_4607d91c-f3cd-4eb1-972b-a75ae1d972fe">
          <text:list xml:id="list221717058329509" text:continue-numbering="true" text:style-name="L6">
            <text:list-header>
              <text:p text:style-name="P6">CREATE VIEW Customers AS</text:p>
              <text:p text:style-name="P6"><text:s text:c="3"/>SELECT * FROM CompanyDatabase.TableOwner.Customers_33</text:p>
              <text:p text:style-name="P6">UNION ALL</text:p>
              <text:p text:style-name="P6"><text:s text:c="3"/>SELECT * FROM Server2.CompanyDatabase.TableOwner.Customers_66</text:p>
              <text:p text:style-name="P6">UNION ALL</text:p>
              <text:p text:style-name="P6"><text:s text:c="3"/>SELECT * FROM Server3.CompanyDatabase.TableOwner.Customers_99</text:p>
            </text:list-header>
          </text:list>
        </text:section>
      </text:section>
      <text:list xml:id="list221717499209549" text:continue-numbering="true" text:style-name="L6">
        <text:list-item>
          <text:p text:style-name="P6">Выполните те же действия на Server2 и Server3.</text:p>
        </text:list-item>
      </text:list>
      <text:h text:style-name="Heading_20_4" text:outline-level="4">Правила таблиц</text:h>
      <text:p text:style-name="Text_20_body"><text:bookmark text:name="sectionToggle2"/>Таблицы-элементы определяются в предложении FROM в каждой инструкции SELECT в определении представления. Каждая таблица-элемент должна соответствовать следующим правилам:</text:p>
      <text:list xml:id="list6293308363356121030" text:style-name="L7">
        <text:list-item>
          <text:p text:style-name="P7">На таблицы-элементы нельзя ссылаться в представлении больше одного раза.</text:p>
        </text:list-item>
        <text:list-item>
          <text:p text:style-name="P7">У таблиц-элементов не может быть индексов, созданных на любых вычисляемых столбцах.</text:p>
        </text:list-item>
        <text:list-item>
          <text:p text:style-name="P7">Все ограничения первичного ключа таблиц-элементов должны быть на одинаковом количестве столбцов.</text:p>
        </text:list-item>
        <text:list-item>
          <text:p text:style-name="P7">У таблиц-элементов должна быть одна и та же настройка дополнения ANSI. Дополнительные сведения о настройке дополнения ANSI см. в разделе <text:a xlink:type="simple" xlink:href="https://technet.microsoft.com/ru-ru/library/ms187403(v=sql.105).aspx" text:style-name="Internet_20_link" text:visited-style-name="Visited_20_Internet_20_Link">SET ANSI_PADDING</text:a>.</text:p>
        </text:list-item>
      </text:list>
      <text:h text:style-name="Heading_20_4" text:outline-level="4"><text:soft-page-break/>Правила столбцов</text:h>
      <text:p text:style-name="Text_20_body"><text:bookmark text:name="sectionToggle3"/>Столбцы определяются в списке выборки каждой инструкции SELECT в определении представления. Каждый столбец должен соответствовать следующим правилам.</text:p>
      <text:list xml:id="list1503704054004455429" text:style-name="L8">
        <text:list-item>
          <text:p text:style-name="P8">Все столбцы в каждой таблице-элементе должны быть включены в список выборки. Допустимый синтаксис: SELECT * FROM &lt;таблица-элемент&gt;.</text:p>
        </text:list-item>
        <text:list-item>
          <text:p text:style-name="P8">На столбцы нельзя ссылаться в списке выборки больше одного раза.</text:p>
        </text:list-item>
        <text:list-item>
          <text:p text:style-name="P8">В списке выборки у столбцов должен быть такой же порядок следования.</text:p>
        </text:list-item>
        <text:list-item>
          <text:p text:style-name="P8">Тип столбцов в списке выборки каждой инструкции SELECT должен совпадать. Это относится к типам данных, точности, масштабу и параметрам сортировки. Например, следующее определение представления будет ошибочным, поскольку первый столбец в обоих выражениях SELECT имеет разный тип данных:</text:p>
        </text:list-item>
      </text:list>
      <text:section text:style-name="Sect1" text:name="code-snippet-3">
        <text:list xml:id="list221716619957079" text:continue-numbering="true" text:style-name="L8">
          <text:list-header>
            <text:p text:style-name="P8"/>
          </text:list-header>
        </text:list>
        <text:section text:style-name="Sect2" text:name="CodeSnippetContainerCode_ca383b83-8b92-434f-b36f-7586754adb1e">
          <text:list xml:id="list221717041900407" text:continue-numbering="true" text:style-name="L8">
            <text:list-header>
              <text:p text:style-name="P8">CREATE VIEW NonUpdatable</text:p>
              <text:p text:style-name="P8">AS</text:p>
              <text:p text:style-name="P8">SELECT IntPrimaryKey, IntPartNmbr</text:p>
              <text:p text:style-name="P8">FROM FirstTable</text:p>
              <text:p text:style-name="P8"><text:s text:c="2"/>UNION ALL</text:p>
              <text:p text:style-name="P8">SELECT NumericPrimaryKey, IntPartNmbr</text:p>
              <text:p text:style-name="P8">FROM SecondTable</text:p>
            </text:list-header>
          </text:list>
        </text:section>
      </text:section>
      <text:h text:style-name="Heading_20_4" text:outline-level="4">Правила столбцов секционирования</text:h>
      <text:p text:style-name="Text_20_body"><text:bookmark text:name="sectionToggle4"/>Для секционирования может использоваться только один столбец, и он должен присутствовать в каждой таблице-элементе. Проверочные ограничения определяют данные, доступные в каждой таблице-элементе. Применяются следующие дополнительные правила:</text:p>
      <text:list xml:id="list1787415989487244919" text:style-name="L9">
        <text:list-item>
          <text:p text:style-name="P9">Диапазон ключа проверочных ограничений в таблице не должен пересекаться с диапазонами любой другой таблицы. Любое значение столбца секционирования должно быть сопоставленным только с одной таблицей. Проверочные ограничения могут использовать только следующие операторы: BETWEEN, IN, AND, OR, &lt;, &lt;=, &gt;, &gt;=, =.</text:p>
        </text:list-item>
        <text:list-item>
          <text:p text:style-name="P9">Столбец секционирования не может быть столбцом с автоматическим приращением, столбцом по умолчанию или столбцом типа <text:span text:style-name="Strong_20_Emphasis">timestamp</text:span>.</text:p>
        </text:list-item>
        <text:list-item>
          <text:p text:style-name="P9">Столбец секционирования должен находиться в одинаковом порядковом расположении в списках выборки всех инструкций SELECT в представлении. Например, в каждом списке выборки столбец секционирования всегда является первым, вторым и т.д.</text:p>
        </text:list-item>
        <text:list-item>
          <text:p text:style-name="P9">Столбец секционирования не может содержать значения NULL.</text:p>
        </text:list-item>
        <text:list-item>
          <text:p text:style-name="P9">Столбец секционирования должен быть частью первичного ключа таблицы.</text:p>
        </text:list-item>
        <text:list-item>
          <text:p text:style-name="P9">Столбец секционирования не может быть вычисляемым столбцом.</text:p>
        </text:list-item>
        <text:list-item>
          <text:p text:style-name="P9">У столбца секционирования может быть только одно ограничение. Если задано несколько ограничений, то SQL Server игнорирует их все и не учитывает их при выяснении того, является ли это представление секционированным.</text:p>
        </text:list-item>
        <text:list-item>
          <text:p text:style-name="P9">Ограничения для обновления столбца секционирования отсутствуют.</text:p>
        </text:list-item>
      </text:list>
      <text:p text:style-name="Text_20_body">Столбец секционирования, соответствующий всем этим правилам, будет поддерживать все оптимизации, которые поддерживаются оптимизатором запросов. Дополнительные сведения см. в разделе <text:a xlink:type="simple" xlink:href="https://technet.microsoft.com/ru-ru/library/ms187836(v=sql.105).aspx" text:style-name="Internet_20_link" text:visited-style-name="Visited_20_Internet_20_Link">Разрешение распределенных секционированных представлений</text:a>.</text:p>
      <text:h text:style-name="Heading_20_4" text:outline-level="4">Общие правила<text:bookmark text:name="sectionToggle5"/></text:h>
      <table:table table:name="Таблица1" table:style-name="Таблица1">
        <table:table-column table:style-name="Таблица1.A"/>
        <table:table-row>
          <table:table-cell table:style-name="Таблица1.A1" office:value-type="string">
            <text:p text:style-name="Table_20_Heading"><text:bookmark text:name="alert_note"/><text:span text:style-name="Strong_20_Emphasis">Примечание</text:span></text:p>
          </table:table-cell>
        </table:table-row>
        <table:table-row>
          <table:table-cell table:style-name="Таблица1.A2" office:value-type="string">
            <text:p text:style-name="Table_20_Contents">Следующие условия не применяются к локально секционированным представлениям на том же сервере. Эта функция включена для обратной совместимости.</text:p>
          </table:table-cell>
        </table:table-row>
      </table:table>
      <text:p text:style-name="Text_20_body"><text:soft-page-break/>Ниже приведены некоторые дополнительные правила:</text:p>
      <text:list xml:id="list4357204010063017715" text:style-name="L10">
        <text:list-item>
          <text:p text:style-name="P10">Распределенное секционированное представление нельзя сформировать с помощью операторов EXCEPT или INTERSECT.</text:p>
        </text:list-item>
        <text:list-item>
          <text:p text:style-name="P10">Чтобы обеспечить атомность среди всех узлов, которые затрагивает обновление, будет запущена распределенная транзакция.</text:p>
        </text:list-item>
        <text:list-item>
          <text:p text:style-name="P10">Параметр XACT_ABORT SET должен иметь значение ON.</text:p>
        </text:list-item>
        <text:list-item>
          <text:p text:style-name="P10">Столбцы <text:span text:style-name="Strong_20_Emphasis">smallmoney</text:span> и <text:span text:style-name="Strong_20_Emphasis">smalldatetime</text:span> в удаленных таблицах отображаются как <text:span text:style-name="Strong_20_Emphasis">money</text:span> и <text:span text:style-name="Strong_20_Emphasis">datetime</text:span> соответственно. Следовательно, соответствующие столбцы в локальных таблицах должны также иметь имена <text:span text:style-name="Strong_20_Emphasis">money</text:span> и <text:span text:style-name="Strong_20_Emphasis">datetime</text:span>.</text:p>
        </text:list-item>
        <text:list-item>
          <text:p text:style-name="P10">Любой связанный сервер не может быть замкнут на себя. Это связанный сервер, указывающий на тот же экземпляр SQL Server.</text:p>
        </text:list-item>
      </text:list>
      <text:p text:style-name="Text_20_body">Представление, которое ссылается на секционированные таблицы, но не соответствует всем этим правилам, может поддерживать обновление, если в представлении имеется триггер INSTEAD OF. Однако планы выполнения для представлений с триггером INSTEAD OF, построенные оптимизатором запросов, могут не всегда быть настолько же эффективными, как планы для секционированных представлений, соответствующих всем правилам.</text:p>
      <text:h text:style-name="Heading_20_3" text:outline-level="3">Изменение данных в секционированных представлениях</text:h>
      <text:p text:style-name="Text_20_body">Если секционированное представление не подлежит обновлению, оно может служить лишь копией исходной таблицы, предназначенной только для чтения. Обновляемое секционированное представление обладает всеми возможностями исходной таблицы.</text:p>
      <text:p text:style-name="Text_20_body">Представление считается обновляемым секционированным, если оно представляет собой набор инструкций SELECT, результаты которых объединяются в один набор инструкцией UNION ALL. Каждая инструкция SELECT ссылается на одну базовую таблицу SQL Server. Эта таблица может быть локальной или связанной таблицей, на которую ссылается полное имя из четырех частей, функция OPENROWSET или функция OPENDATASOURCE (функции OPENROWSET или OPENDATASOURCE, определяющие передаваемый запрос, использовать нельзя).</text:p>
      <text:p text:style-name="Text_20_body">Кроме того, инструкции, изменяющие данные и ссылающиеся на представление, должны следовать правилам, определенным для инструкций INSERT, UPDATE и DELETE.</text:p>
      <table:table table:name="Таблица2" table:style-name="Таблица2">
        <table:table-column table:style-name="Таблица2.A"/>
        <table:table-row>
          <table:table-cell table:style-name="Таблица2.A1" office:value-type="string">
            <text:p text:style-name="Table_20_Heading"><text:bookmark text:name="alert_note1"/><text:span text:style-name="Strong_20_Emphasis">Примечание</text:span></text:p>
          </table:table-cell>
        </table:table-row>
        <table:table-row>
          <table:table-cell table:style-name="Таблица2.A2" office:value-type="string">
            <text:p text:style-name="Table_20_Contents">Массовый импорт в секционированное представление не поддерживают ни команда <text:span text:style-name="Strong_20_Emphasis">bcp</text:span>, ни инструкции BULK INSERT и INSERT ... SELECT * FROM OPENROWSET(BULK...). Однако можно вставить в секционированное представление несколько строк с помощью инструкции <text:a xlink:type="simple" xlink:href="https://technet.microsoft.com/ru-ru/library/ms174335(v=sql.105).aspx" text:style-name="Internet_20_link" text:visited-style-name="Visited_20_Internet_20_Link">INSERT</text:a>.</text:p>
          </table:table-cell>
        </table:table-row>
      </table:table>
      <text:p text:style-name="Text_20_body">Если секционированное представление распределено по серверам, избегайте использования триггеров и каскадных действий в базовых таблицах. Триггер или каскадное действие могут внести изменения в базовые данные, влияющие на определение представления.</text:p>
      <text:p text:style-name="Text_20_body">Распределенные секционированные представления могут быть обновлены, если пользователь имеет разрешения CONTROL, ALTER, TAKE OWNERSHIP или VIEW DEFINITION на каждую базовую таблицу представления. Дополнительные сведения см. в разделе <text:a xlink:type="simple" xlink:href="https://technet.microsoft.com/ru-ru/library/ms345509(v=sql.105).aspx" text:style-name="Internet_20_link" text:visited-style-name="Visited_20_Internet_20_Link">Устранение неполадок с видимостью метаданных в распределенных секционированных представлениях</text:a>.</text:p>
      <table:table table:name="Таблица3" table:style-name="Таблица3">
        <table:table-column table:style-name="Таблица3.A"/>
        <text:soft-page-break/>
        <table:table-row>
          <table:table-cell table:style-name="Таблица3.A1" office:value-type="string">
            <text:p text:style-name="Table_20_Heading"><text:bookmark text:name="alert_note2"/><text:span text:style-name="Strong_20_Emphasis">Примечание</text:span></text:p>
          </table:table-cell>
        </table:table-row>
        <table:table-row>
          <table:table-cell table:style-name="Таблица3.A2" office:value-type="string">
            <text:p text:style-name="Table_20_Contents">Изменять данные через распределенные секционированные представления можно, только если установлен выпуск SQL Server 2008 Enterprise или SQL Server 2008 Developer. Но изменять данные через локальные секционированные представления можно в любом выпуске SQL Server 2008.</text:p>
          </table:table-cell>
        </table:table-row>
      </table:table>
      <text:h text:style-name="Heading_20_4" text:outline-level="4">Инструкции INSERT</text:h>
      <text:p text:style-name="Text_20_body"><text:bookmark text:name="sectionToggle01"/>Инструкции INSERT добавляют данные в базовые таблицы через секционированное представление. Инструкции INSERT должны следовать следующим правилам.</text:p>
      <text:list xml:id="list7354473517997453178" text:style-name="L11">
        <text:list-item>
          <text:p text:style-name="P11">В инструкцию INSERT должны включаться все столбцы, даже если в базовой таблице значением столбца может быть NULL или если для него определено ограничение DEFAULT.</text:p>
        </text:list-item>
        <text:list-item>
          <text:p text:style-name="P11">Ключевое слово DEFAULT в предложении VALUES инструкции INSERT использовать нельзя.</text:p>
        </text:list-item>
        <text:list-item>
          <text:p text:style-name="P11">В инструкциях INSERT должны содержаться значения, удовлетворяющие логике ограничения CHECK, определенного для секционированного столбца одной или более базовых таблиц.</text:p>
        </text:list-item>
        <text:list-item>
          <text:p text:style-name="P11">Инструкции INSERT запрещены, если в одной из базовых таблиц есть столбец удостоверений.</text:p>
        </text:list-item>
        <text:list-item>
          <text:p text:style-name="P11">Инструкции INSERT запрещены, если одна из базовых таблиц содержит столбец типа timestamp.</text:p>
        </text:list-item>
        <text:list-item>
          <text:p text:style-name="P11">Инструкции INSERT запрещены, если есть самосоединение с тем же самым представлением или с одной из базовых таблиц.</text:p>
        </text:list-item>
      </text:list>
      <text:h text:style-name="Heading_20_4" text:outline-level="4">Инструкции UPDATE</text:h>
      <text:p text:style-name="Text_20_body"><text:bookmark text:name="sectionToggle11"/>Инструкции UPDATE изменяют данные в одной или более базовых таблицах через секционированное представление. Инструкции UPDATE должны следовать следующим правилам:</text:p>
      <text:list xml:id="list1773609132932168627" text:style-name="L12">
        <text:list-item>
          <text:p text:style-name="P12">Ключевое слово DEFAULT в предложении SET инструкции UPDATE использовать нельзя, даже если в соответствующей базовой таблице для данного столбца определено значение DEFAULT.</text:p>
        </text:list-item>
        <text:list-item>
          <text:p text:style-name="P12">Значение столбца удостоверений не может быть изменено; однако другие столбцы обновлять можно.</text:p>
        </text:list-item>
        <text:list-item>
          <text:p text:style-name="P12">Значение столбца с ограничением PRIMARY KEY нельзя изменить, если он содержит данные типа text, image или ntext.</text:p>
        </text:list-item>
        <text:list-item>
          <text:p text:style-name="P12">Инструкции UPDATE запрещены, если в одной из базовых таблиц есть столбец типа timestamp.</text:p>
        </text:list-item>
        <text:list-item>
          <text:p text:style-name="P12">Инструкции UPDATE запрещены, если есть самосоединение с тем же самым представлением или с одной из базовых таблиц.</text:p>
        </text:list-item>
      </text:list>
      <text:h text:style-name="Heading_20_4" text:outline-level="4">Инструкции DELETE</text:h>
      <text:p text:style-name="Text_20_body"><text:bookmark text:name="sectionToggle21"/>Инструкции DELETE удаляют данные в одной или более базовых таблицах через секционированное представление. Инструкции DELETE запрещены, если есть самосоединение с тем же самым представлением или с одной из базовых таблиц.</text:p>
      <text:h text:style-name="Heading_20_3" text:outline-level="3"><text:soft-page-break/>Резервное копирование и восстановление федеративных серверов баз данных</text:h>
      <text:p text:style-name="Text_20_body">На уровне федеративных серверов баз данных, который создается при помощи распределенных секционированных представлений, серверы участников формируют один логический блок. Следовательно, необходимо координировать восстановление баз данных участников, чтобы обеспечить их правильную синхронизацию.</text:p>
      <text:p text:style-name="Text_20_body">SQL Server не требует осуществления координации резервных копий на серверах участников. Резервные копии могут быть взяты независимо из каждой базы данных, без учета состояния баз данных другого участника. Так как синхронизация резервных копий не обязательна, нет затрат на синхронизацию и нет блокирования текущих задач.</text:p>
      <text:p text:style-name="Text_20_body">Наиболее важный аспект восстановления ряда баз данных участника такой же, как и при восстановлении любой другой базы данных: Планирование и проверка процедур восстановления до введения базы данных в эксплуатацию. Необходимо установить один логический момент времени для процессов восстановления всех баз данных. SQL Server предоставляет возможности фиксации одного момента времени для восстановления всех баз данных участника.</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monospace"/>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Garamond" fo:font-family="Garamond"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paragraph-properties>
      <style:text-properties style:font-name="Open Sans Condensed" fo:font-family="'Open Sans Condensed'" style:font-style-name="Полужирный" style:font-family-generic="swiss" style:font-pitch="variable" fo:font-size="14pt" fo:font-weight="bold"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text-properties style:font-name="Open Sans Condensed" fo:font-family="'Open Sans Condensed'" style:font-style-name="Полужирный" style:font-family-generic="swiss"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Open Sans Condensed" fo:font-family="'Open Sans Condensed'" style:font-style-name="Полужирный" style:font-family-generic="swiss" style:font-pitch="variable" fo:font-size="120%"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6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1:01:57.596658050</meta:creation-date>
    <dc:date>2017-01-30T22:14:51.514000000</dc:date>
    <meta:editing-duration>PT1H33M30S</meta:editing-duration>
    <meta:editing-cycles>18</meta:editing-cycles>
    <meta:generator>LibreOffice/5.0.3.2$Windows_x86 LibreOffice_project/e5f16313668ac592c1bfb310f4390624e3dbfb75</meta:generator>
    <meta:document-statistic meta:table-count="3" meta:image-count="0" meta:object-count="0" meta:page-count="10" meta:paragraph-count="150" meta:word-count="3178" meta:character-count="25574" meta:non-whitespace-character-count="22526"/>
  </office:meta>
</office:document-meta>
</file>